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y_death__csv_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0-4</text:p>
          </table:table-cell>
          <table:table-cell office:value-type="string" calcext:value-type="string">
            <text:p>5-9</text:p>
          </table:table-cell>
          <table:table-cell office:value-type="string" calcext:value-type="string">
            <text:p>10-14</text:p>
          </table:table-cell>
          <table:table-cell office:value-type="string" calcext:value-type="string">
            <text:p>15-19</text:p>
          </table:table-cell>
          <table:table-cell office:value-type="string" calcext:value-type="string">
            <text:p>20-24</text:p>
          </table:table-cell>
          <table:table-cell office:value-type="string" calcext:value-type="string">
            <text:p>25-29</text:p>
          </table:table-cell>
          <table:table-cell office:value-type="string" calcext:value-type="string">
            <text:p>30-34</text:p>
          </table:table-cell>
          <table:table-cell office:value-type="string" calcext:value-type="string">
            <text:p>35-39</text:p>
          </table:table-cell>
          <table:table-cell office:value-type="string" calcext:value-type="string">
            <text:p>40-44</text:p>
          </table:table-cell>
          <table:table-cell office:value-type="string" calcext:value-type="string">
            <text:p>45-49</text:p>
          </table:table-cell>
          <table:table-cell office:value-type="string" calcext:value-type="string">
            <text:p>50-54</text:p>
          </table:table-cell>
          <table:table-cell office:value-type="string" calcext:value-type="string">
            <text:p>55-59</text:p>
          </table:table-cell>
          <table:table-cell office:value-type="string" calcext:value-type="string">
            <text:p>60-64</text:p>
          </table:table-cell>
          <table:table-cell office:value-type="string" calcext:value-type="string">
            <text:p>65-69</text:p>
          </table:table-cell>
          <table:table-cell office:value-type="string" calcext:value-type="string">
            <text:p>70-74</text:p>
          </table:table-cell>
          <table:table-cell office:value-type="string" calcext:value-type="string">
            <text:p>75-79</text:p>
          </table:table-cell>
          <table:table-cell office:value-type="string" calcext:value-type="string">
            <text:p>80-84</text:p>
          </table:table-cell>
          <table:table-cell office:value-type="string" calcext:value-type="string">
            <text:p>85-89</text:p>
          </table:table-cell>
          <table:table-cell office:value-type="string" calcext:value-type="string">
            <text:p>90-94</text:p>
          </table:table-cell>
          <table:table-cell table:style-name="ce1" office:value-type="string" calcext:value-type="string">
            <text:p>95+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0"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,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4.5" calcext:value-type="float">
            <text:p>4,5</text:p>
          </table:table-cell>
          <table:table-cell office:value-type="float" office:value="10.5" calcext:value-type="float">
            <text:p>10,5</text:p>
          </table:table-cell>
          <table:table-cell office:value-type="float" office:value="18.5" calcext:value-type="float">
            <text:p>18,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,5</text:p>
          </table:table-cell>
          <table:table-cell office:value-type="float" office:value="17.5" calcext:value-type="float">
            <text:p>17,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4.5" calcext:value-type="float">
            <text:p>4,5</text:p>
          </table:table-cell>
          <table:table-cell office:value-type="float" office:value="10.5" calcext:value-type="float">
            <text:p>10,5</text:p>
          </table:table-cell>
          <table:table-cell office:value-type="float" office:value="18.5" calcext:value-type="float">
            <text:p>18,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.5" calcext:value-type="float">
            <text:p>31,5</text:p>
          </table:table-cell>
          <table:table-cell office:value-type="float" office:value="17.5" calcext:value-type="float">
            <text:p>17,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1" calcext:value-type="float">
            <text:p>0,142857142857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338" calcext:value-type="float">
            <text:p>0,142857142857338</text:p>
          </table:table-cell>
          <table:table-cell office:value-type="float" office:value="0.428571428572013" calcext:value-type="float">
            <text:p>0,428571428572013</text:p>
          </table:table-cell>
          <table:table-cell office:value-type="float" office:value="0.714285714285325" calcext:value-type="float">
            <text:p>0,714285714285325</text:p>
          </table:table-cell>
          <table:table-cell office:value-type="float" office:value="0.714285714286007" calcext:value-type="float">
            <text:p>0,714285714286007</text:p>
          </table:table-cell>
          <table:table-cell office:value-type="float" office:value="0.142857142856997" calcext:value-type="float">
            <text:p>0,142857142856997</text:p>
          </table:table-cell>
          <table:table-cell office:value-type="float" office:value="2.71428571428615" calcext:value-type="float">
            <text:p>2,71428571428615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6997" calcext:value-type="float">
            <text:p>0,142857142856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42857142857338" calcext:value-type="float">
            <text:p>0,142857142857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839" calcext:value-type="float">
            <text:p>0,571428571428839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0.142857142857338" calcext:value-type="float">
            <text:p>0,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901" calcext:value-type="float">
            <text:p>0,57142857142901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142857142856997" calcext:value-type="float">
            <text:p>0,142857142856997</text:p>
          </table:table-cell>
          <table:table-cell office:value-type="float" office:value="0.142857142857338" calcext:value-type="float">
            <text:p>0,142857142857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2857142857338" calcext:value-type="float">
            <text:p>0,142857142857338</text:p>
          </table:table-cell>
          <table:table-cell office:value-type="float" office:value="0.285714285713993" calcext:value-type="float">
            <text:p>0,285714285713993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3003" calcext:value-type="float">
            <text:p>0,857142857143003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,285714285714334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,285714285714334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,285714285714334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,285714285714334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,285714285714334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4334" calcext:value-type="float">
            <text:p>0,285714285714334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285714285713993" calcext:value-type="float">
            <text:p>0,285714285713993</text:p>
          </table:table-cell>
          <table:table-cell office:value-type="float" office:value="0.142857142857338" calcext:value-type="float">
            <text:p>0,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338" calcext:value-type="float">
            <text:p>0,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662" calcext:value-type="float">
            <text:p>0,857142857142662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445" calcext:value-type="float">
            <text:p>0,428571428571445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0.428571428571331" calcext:value-type="float">
            <text:p>0,428571428571331</text:p>
          </table:table-cell>
          <table:table-cell table:number-columns-repeated="2" office:value-type="float" office:value="0.428571428572013" calcext:value-type="float">
            <text:p>0,42857142857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71428571536" calcext:value-type="float">
            <text:p>1,28571428571536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285714285713993" calcext:value-type="float">
            <text:p>0,285714285713993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571428571427987" calcext:value-type="float">
            <text:p>0,571428571427987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" calcext:value-type="float">
            <text:p>0</text:p>
          </table:table-cell>
          <table:table-cell office:value-type="float" office:value="2.28571428571365" calcext:value-type="float">
            <text:p>2,2857142857136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338" calcext:value-type="float">
            <text:p>0,142857142857338</text:p>
          </table:table-cell>
          <table:table-cell office:value-type="float" office:value="0.714285714286007" calcext:value-type="float">
            <text:p>0,714285714286007</text:p>
          </table:table-cell>
          <table:table-cell office:value-type="float" office:value="1" calcext:value-type="float">
            <text:p>1</text:p>
          </table:table-cell>
          <table:table-cell office:value-type="float" office:value="0.714285714285325" calcext:value-type="float">
            <text:p>0,714285714285325</text:p>
          </table:table-cell>
          <table:table-cell office:value-type="float" office:value="1.14285714285734" calcext:value-type="float">
            <text:p>1,14285714285734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4.28571428571451" calcext:value-type="float">
            <text:p>4,2857142857145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,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,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,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,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,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85" calcext:value-type="float">
            <text:p>0,2857142857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278" calcext:value-type="float">
            <text:p>0,285714285714278</text:p>
          </table:table-cell>
          <table:table-cell office:value-type="float" office:value="0.285714285714334" calcext:value-type="float">
            <text:p>0,285714285714334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1" calcext:value-type="float">
            <text:p>1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285714285714292" calcext:value-type="float">
            <text:p>0,28571428571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.285714285713993" calcext:value-type="float">
            <text:p>0,285714285713993</text:p>
          </table:table-cell>
          <table:table-cell table:number-columns-repeated="2" office:value-type="float" office:value="0.142857142857338" calcext:value-type="float">
            <text:p>0,142857142857338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34" calcext:value-type="float">
            <text:p>1,14285714285734</text:p>
          </table:table-cell>
          <table:table-cell office:value-type="float" office:value="0" calcext:value-type="float">
            <text:p>0</text:p>
          </table:table-cell>
          <table:table-cell office:value-type="float" office:value="3.28571428571463" calcext:value-type="float">
            <text:p>3,2857142857146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285714285714334" calcext:value-type="float">
            <text:p>0,285714285714334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79" calcext:value-type="float">
            <text:p>0,714285714285779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14285714285711" calcext:value-type="float">
            <text:p>0,14285714285711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6997" calcext:value-type="float">
            <text:p>0,142857142856997</text:p>
          </table:table-cell>
          <table:table-cell office:value-type="float" office:value="0.285714285713993" calcext:value-type="float">
            <text:p>0,285714285713993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325" calcext:value-type="float">
            <text:p>0,714285714285325</text:p>
          </table:table-cell>
          <table:table-cell office:value-type="float" office:value="0.571428571427987" calcext:value-type="float">
            <text:p>0,571428571427987</text:p>
          </table:table-cell>
          <table:table-cell office:value-type="float" office:value="0.142857142857338" calcext:value-type="float">
            <text:p>0,142857142857338</text:p>
          </table:table-cell>
          <table:table-cell office:value-type="float" office:value="0" calcext:value-type="float">
            <text:p>0</text:p>
          </table:table-cell>
          <table:table-cell office:value-type="float" office:value="2.14285714285593" calcext:value-type="float">
            <text:p>2,1428571428559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142857142857167" calcext:value-type="float">
            <text:p>0,142857142857167</text:p>
          </table:table-cell>
          <table:table-cell table:number-columns-repeated="2" office:value-type="float" office:value="0.14285714285711" calcext:value-type="float">
            <text:p>0,14285714285711</text:p>
          </table:table-cell>
          <table:table-cell table:number-columns-repeated="2" office:value-type="float" office:value="0.428571428571331" calcext:value-type="float">
            <text:p>0,428571428571331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142857142856997" calcext:value-type="float">
            <text:p>0,142857142856997</text:p>
          </table:table-cell>
          <table:table-cell table:number-columns-repeated="2" office:value-type="float" office:value="0.142857142857338" calcext:value-type="float">
            <text:p>0,142857142857338</text:p>
          </table:table-cell>
          <table:table-cell table:number-columns-repeated="2" office:value-type="float" office:value="0.428571428572013" calcext:value-type="float">
            <text:p>0,428571428572013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0" calcext:value-type="float">
            <text:p>0</text:p>
          </table:table-cell>
          <table:table-cell office:value-type="float" office:value="1.8571428571442" calcext:value-type="float">
            <text:p>1,857142857144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85714285714289" calcext:value-type="float">
            <text:p>0,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85714285714289" calcext:value-type="float">
            <text:p>0,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85714285714289" calcext:value-type="float">
            <text:p>0,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85714285714289" calcext:value-type="float">
            <text:p>0,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85714285714289" calcext:value-type="float">
            <text:p>0,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85714285714289" calcext:value-type="float">
            <text:p>0,857142857142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857142857142662" calcext:value-type="float">
            <text:p>0,8571428571426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42857142856997" calcext:value-type="float">
            <text:p>0,142857142856997</text:p>
          </table:table-cell>
          <table:table-cell office:value-type="float" office:value="4.71428571428547" calcext:value-type="float">
            <text:p>4,7142857142854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,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.28571428571422" calcext:value-type="float">
            <text:p>1,28571428571422</text:p>
          </table:table-cell>
          <table:table-cell office:value-type="float" office:value="2.71428571428578" calcext:value-type="float">
            <text:p>2,71428571428578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,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.28571428571422" calcext:value-type="float">
            <text:p>1,28571428571422</text:p>
          </table:table-cell>
          <table:table-cell office:value-type="float" office:value="2.71428571428578" calcext:value-type="float">
            <text:p>2,71428571428578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,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.28571428571422" calcext:value-type="float">
            <text:p>1,28571428571422</text:p>
          </table:table-cell>
          <table:table-cell office:value-type="float" office:value="2.71428571428578" calcext:value-type="float">
            <text:p>2,71428571428578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,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.28571428571422" calcext:value-type="float">
            <text:p>1,28571428571422</text:p>
          </table:table-cell>
          <table:table-cell office:value-type="float" office:value="2.71428571428578" calcext:value-type="float">
            <text:p>2,71428571428578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,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.28571428571422" calcext:value-type="float">
            <text:p>1,28571428571422</text:p>
          </table:table-cell>
          <table:table-cell office:value-type="float" office:value="2.71428571428578" calcext:value-type="float">
            <text:p>2,71428571428578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73" calcext:value-type="float">
            <text:p>0,57142857142857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.28571428571422" calcext:value-type="float">
            <text:p>1,28571428571422</text:p>
          </table:table-cell>
          <table:table-cell office:value-type="float" office:value="2.71428571428578" calcext:value-type="float">
            <text:p>2,71428571428578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571428571428562" calcext:value-type="float">
            <text:p>0,57142857142856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1.42857142857133" calcext:value-type="float">
            <text:p>1,42857142857133</text:p>
          </table:table-cell>
          <table:table-cell office:value-type="float" office:value="1.28571428571468" calcext:value-type="float">
            <text:p>1,28571428571468</text:p>
          </table:table-cell>
          <table:table-cell office:value-type="float" office:value="2.71428571428532" calcext:value-type="float">
            <text:p>2,71428571428532</text:p>
          </table:table-cell>
          <table:table-cell office:value-type="float" office:value="3.85714285714266" calcext:value-type="float">
            <text:p>3,85714285714266</text:p>
          </table:table-cell>
          <table:table-cell office:value-type="float" office:value="2.42857142857133" calcext:value-type="float">
            <text:p>2,42857142857133</text:p>
          </table:table-cell>
          <table:table-cell office:value-type="float" office:value="0.857142857143003" calcext:value-type="float">
            <text:p>0,857142857143003</text:p>
          </table:table-cell>
          <table:table-cell office:value-type="float" office:value="14.5714285714284" calcext:value-type="float">
            <text:p>14,5714285714284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1.71428571428578" calcext:value-type="float">
            <text:p>1,71428571428578</text:p>
          </table:table-cell>
          <table:table-cell office:value-type="float" office:value="3.28571428571422" calcext:value-type="float">
            <text:p>3,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1.71428571428578" calcext:value-type="float">
            <text:p>1,71428571428578</text:p>
          </table:table-cell>
          <table:table-cell office:value-type="float" office:value="3.28571428571422" calcext:value-type="float">
            <text:p>3,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1.71428571428578" calcext:value-type="float">
            <text:p>1,71428571428578</text:p>
          </table:table-cell>
          <table:table-cell office:value-type="float" office:value="3.28571428571422" calcext:value-type="float">
            <text:p>3,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1.71428571428578" calcext:value-type="float">
            <text:p>1,71428571428578</text:p>
          </table:table-cell>
          <table:table-cell office:value-type="float" office:value="3.28571428571422" calcext:value-type="float">
            <text:p>3,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1.71428571428578" calcext:value-type="float">
            <text:p>1,71428571428578</text:p>
          </table:table-cell>
          <table:table-cell office:value-type="float" office:value="3.28571428571422" calcext:value-type="float">
            <text:p>3,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571428571428555" calcext:value-type="float">
            <text:p>0,571428571428555</text:p>
          </table:table-cell>
          <table:table-cell office:value-type="float" office:value="0.428571428571445" calcext:value-type="float">
            <text:p>0,428571428571445</text:p>
          </table:table-cell>
          <table:table-cell office:value-type="float" office:value="1.71428571428578" calcext:value-type="float">
            <text:p>1,71428571428578</text:p>
          </table:table-cell>
          <table:table-cell office:value-type="float" office:value="3.28571428571422" calcext:value-type="float">
            <text:p>3,28571428571422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44" calcext:value-type="float">
            <text:p>2,42857142857144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571428571428669" calcext:value-type="float">
            <text:p>0,571428571428669</text:p>
          </table:table-cell>
          <table:table-cell office:value-type="float" office:value="0.428571428571331" calcext:value-type="float">
            <text:p>0,428571428571331</text:p>
          </table:table-cell>
          <table:table-cell office:value-type="float" office:value="1.71428571428532" calcext:value-type="float">
            <text:p>1,71428571428532</text:p>
          </table:table-cell>
          <table:table-cell office:value-type="float" office:value="3.28571428571468" calcext:value-type="float">
            <text:p>3,28571428571468</text:p>
          </table:table-cell>
          <table:table-cell office:value-type="float" office:value="2" calcext:value-type="float">
            <text:p>2</text:p>
          </table:table-cell>
          <table:table-cell office:value-type="float" office:value="2.42857142857133" calcext:value-type="float">
            <text:p>2,42857142857133</text:p>
          </table:table-cell>
          <table:table-cell office:value-type="float" office:value="1.42857142857133" calcext:value-type="float">
            <text:p>1,42857142857133</text:p>
          </table:table-cell>
          <table:table-cell office:value-type="float" office:value="12.7142857142855" calcext:value-type="float">
            <text:p>12,714285714285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,142857142857143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4.28571428571422" calcext:value-type="float">
            <text:p>4,28571428571422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,142857142857143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4.28571428571422" calcext:value-type="float">
            <text:p>4,28571428571422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,142857142857143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4.28571428571422" calcext:value-type="float">
            <text:p>4,28571428571422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,142857142857143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4.28571428571422" calcext:value-type="float">
            <text:p>4,28571428571422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,142857142857143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4.28571428571422" calcext:value-type="float">
            <text:p>4,28571428571422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3" calcext:value-type="float">
            <text:p>0,142857142857143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42857142857144" calcext:value-type="float">
            <text:p>1,42857142857144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4.28571428571422" calcext:value-type="float">
            <text:p>4,28571428571422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142857142857141" calcext:value-type="float">
            <text:p>0,142857142857141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.285714285714249" calcext:value-type="float">
            <text:p>0,285714285714249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1.142857142857" calcext:value-type="float">
            <text:p>1,142857142857</text:p>
          </table:table-cell>
          <table:table-cell office:value-type="float" office:value="1.42857142857133" calcext:value-type="float">
            <text:p>1,42857142857133</text:p>
          </table:table-cell>
          <table:table-cell office:value-type="float" office:value="3.42857142857201" calcext:value-type="float">
            <text:p>3,42857142857201</text:p>
          </table:table-cell>
          <table:table-cell office:value-type="float" office:value="4.28571428571468" calcext:value-type="float">
            <text:p>4,28571428571468</text:p>
          </table:table-cell>
          <table:table-cell office:value-type="float" office:value="4.85714285714266" calcext:value-type="float">
            <text:p>4,85714285714266</text:p>
          </table:table-cell>
          <table:table-cell office:value-type="float" office:value="3.85714285714266" calcext:value-type="float">
            <text:p>3,85714285714266</text:p>
          </table:table-cell>
          <table:table-cell office:value-type="float" office:value="0.857142857143003" calcext:value-type="float">
            <text:p>0,857142857143003</text:p>
          </table:table-cell>
          <table:table-cell office:value-type="float" office:value="21.2857142857146" calcext:value-type="float">
            <text:p>21,285714285714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3.14285714285711" calcext:value-type="float">
            <text:p>3,142857142857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7.42857142857133" calcext:value-type="float">
            <text:p>7,42857142857133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3.14285714285711" calcext:value-type="float">
            <text:p>3,142857142857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7.42857142857133" calcext:value-type="float">
            <text:p>7,42857142857133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3.14285714285711" calcext:value-type="float">
            <text:p>3,142857142857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7.42857142857133" calcext:value-type="float">
            <text:p>7,42857142857133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3.14285714285711" calcext:value-type="float">
            <text:p>3,142857142857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7.42857142857133" calcext:value-type="float">
            <text:p>7,42857142857133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3.14285714285711" calcext:value-type="float">
            <text:p>3,142857142857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7.42857142857133" calcext:value-type="float">
            <text:p>7,42857142857133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0.714285714285722" calcext:value-type="float">
            <text:p>0,714285714285722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3.14285714285711" calcext:value-type="float">
            <text:p>3,142857142857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7.42857142857133" calcext:value-type="float">
            <text:p>7,42857142857133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0.714285714285666" calcext:value-type="float">
            <text:p>0,714285714285666</text:p>
          </table:table-cell>
          <table:table-cell office:value-type="float" office:value="1.57142857142867" calcext:value-type="float">
            <text:p>1,57142857142867</text:p>
          </table:table-cell>
          <table:table-cell office:value-type="float" office:value="2.28571428571399" calcext:value-type="float">
            <text:p>2,28571428571399</text:p>
          </table:table-cell>
          <table:table-cell office:value-type="float" office:value="3.14285714285734" calcext:value-type="float">
            <text:p>3,14285714285734</text:p>
          </table:table-cell>
          <table:table-cell office:value-type="float" office:value="6.14285714285734" calcext:value-type="float">
            <text:p>6,14285714285734</text:p>
          </table:table-cell>
          <table:table-cell office:value-type="float" office:value="7.42857142857201" calcext:value-type="float">
            <text:p>7,42857142857201</text:p>
          </table:table-cell>
          <table:table-cell office:value-type="float" office:value="2.57142857142867" calcext:value-type="float">
            <text:p>2,57142857142867</text:p>
          </table:table-cell>
          <table:table-cell office:value-type="float" office:value="1.57142857142867" calcext:value-type="float">
            <text:p>1,57142857142867</text:p>
          </table:table-cell>
          <table:table-cell office:value-type="float" office:value="26.1428571428581" calcext:value-type="float">
            <text:p>26,142857142858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39" calcext:value-type="float">
            <text:p>0,14285714285713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1.57142857142856" calcext:value-type="float">
            <text:p>1,57142857142856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11" calcext:value-type="float">
            <text:p>6,14285714285711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.142857142857167" calcext:value-type="float">
            <text:p>0,142857142857167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1.57142857142867" calcext:value-type="float">
            <text:p>1,57142857142867</text:p>
          </table:table-cell>
          <table:table-cell office:value-type="float" office:value="3.85714285714266" calcext:value-type="float">
            <text:p>3,857142857142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.14285714285734" calcext:value-type="float">
            <text:p>6,14285714285734</text:p>
          </table:table-cell>
          <table:table-cell office:value-type="float" office:value="2.57142857142867" calcext:value-type="float">
            <text:p>2,57142857142867</text:p>
          </table:table-cell>
          <table:table-cell office:value-type="float" office:value="46.8571428571431" calcext:value-type="float">
            <text:p>46,857142857143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,28571428571428</text:p>
          </table:table-cell>
          <table:table-cell office:value-type="float" office:value="6.28571428571433" calcext:value-type="float">
            <text:p>6,28571428571433</text:p>
          </table:table-cell>
          <table:table-cell office:value-type="float" office:value="8.71428571428578" calcext:value-type="float">
            <text:p>8,71428571428578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16.7142857142858" calcext:value-type="float">
            <text:p>16,7142857142858</text:p>
          </table:table-cell>
          <table:table-cell office:value-type="float" office:value="8.85714285714289" calcext:value-type="float">
            <text:p>8,85714285714289</text:p>
          </table:table-cell>
          <table:table-cell office:value-type="float" office:value="3.57142857142856" calcext:value-type="float">
            <text:p>3,57142857142856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,28571428571428</text:p>
          </table:table-cell>
          <table:table-cell office:value-type="float" office:value="6.28571428571433" calcext:value-type="float">
            <text:p>6,28571428571433</text:p>
          </table:table-cell>
          <table:table-cell office:value-type="float" office:value="8.71428571428578" calcext:value-type="float">
            <text:p>8,71428571428578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16.7142857142858" calcext:value-type="float">
            <text:p>16,7142857142858</text:p>
          </table:table-cell>
          <table:table-cell office:value-type="float" office:value="8.85714285714289" calcext:value-type="float">
            <text:p>8,85714285714289</text:p>
          </table:table-cell>
          <table:table-cell office:value-type="float" office:value="3.57142857142856" calcext:value-type="float">
            <text:p>3,57142857142856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,28571428571428</text:p>
          </table:table-cell>
          <table:table-cell office:value-type="float" office:value="6.28571428571433" calcext:value-type="float">
            <text:p>6,28571428571433</text:p>
          </table:table-cell>
          <table:table-cell office:value-type="float" office:value="8.71428571428578" calcext:value-type="float">
            <text:p>8,71428571428578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16.7142857142858" calcext:value-type="float">
            <text:p>16,7142857142858</text:p>
          </table:table-cell>
          <table:table-cell office:value-type="float" office:value="8.85714285714289" calcext:value-type="float">
            <text:p>8,85714285714289</text:p>
          </table:table-cell>
          <table:table-cell office:value-type="float" office:value="3.57142857142856" calcext:value-type="float">
            <text:p>3,57142857142856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,28571428571428</text:p>
          </table:table-cell>
          <table:table-cell office:value-type="float" office:value="6.28571428571433" calcext:value-type="float">
            <text:p>6,28571428571433</text:p>
          </table:table-cell>
          <table:table-cell office:value-type="float" office:value="8.71428571428578" calcext:value-type="float">
            <text:p>8,71428571428578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16.7142857142858" calcext:value-type="float">
            <text:p>16,7142857142858</text:p>
          </table:table-cell>
          <table:table-cell office:value-type="float" office:value="8.85714285714289" calcext:value-type="float">
            <text:p>8,85714285714289</text:p>
          </table:table-cell>
          <table:table-cell office:value-type="float" office:value="3.57142857142856" calcext:value-type="float">
            <text:p>3,57142857142856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,28571428571428</text:p>
          </table:table-cell>
          <table:table-cell office:value-type="float" office:value="6.28571428571433" calcext:value-type="float">
            <text:p>6,28571428571433</text:p>
          </table:table-cell>
          <table:table-cell office:value-type="float" office:value="8.71428571428578" calcext:value-type="float">
            <text:p>8,71428571428578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16.7142857142858" calcext:value-type="float">
            <text:p>16,7142857142858</text:p>
          </table:table-cell>
          <table:table-cell office:value-type="float" office:value="8.85714285714289" calcext:value-type="float">
            <text:p>8,85714285714289</text:p>
          </table:table-cell>
          <table:table-cell office:value-type="float" office:value="3.57142857142856" calcext:value-type="float">
            <text:p>3,57142857142856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28" calcext:value-type="float">
            <text:p>2,28571428571428</text:p>
          </table:table-cell>
          <table:table-cell office:value-type="float" office:value="6.28571428571433" calcext:value-type="float">
            <text:p>6,28571428571433</text:p>
          </table:table-cell>
          <table:table-cell office:value-type="float" office:value="8.71428571428578" calcext:value-type="float">
            <text:p>8,71428571428578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16.7142857142858" calcext:value-type="float">
            <text:p>16,7142857142858</text:p>
          </table:table-cell>
          <table:table-cell office:value-type="float" office:value="8.85714285714289" calcext:value-type="float">
            <text:p>8,85714285714289</text:p>
          </table:table-cell>
          <table:table-cell office:value-type="float" office:value="3.57142857142856" calcext:value-type="float">
            <text:p>3,57142857142856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" calcext:value-type="float">
            <text:p>1</text:p>
          </table:table-cell>
          <table:table-cell office:value-type="float" office:value="2.28571428571433" calcext:value-type="float">
            <text:p>2,28571428571433</text:p>
          </table:table-cell>
          <table:table-cell office:value-type="float" office:value="6.28571428571399" calcext:value-type="float">
            <text:p>6,28571428571399</text:p>
          </table:table-cell>
          <table:table-cell office:value-type="float" office:value="8.71428571428532" calcext:value-type="float">
            <text:p>8,71428571428532</text:p>
          </table:table-cell>
          <table:table-cell office:value-type="float" office:value="13.428571428572" calcext:value-type="float">
            <text:p>13,428571428572</text:p>
          </table:table-cell>
          <table:table-cell office:value-type="float" office:value="16.7142857142853" calcext:value-type="float">
            <text:p>16,7142857142853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3.57142857142867" calcext:value-type="float">
            <text:p>3,57142857142867</text:p>
          </table:table-cell>
          <table:table-cell office:value-type="float" office:value="61.9999999999995" calcext:value-type="float">
            <text:p>61,999999999999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7.28571428571433" calcext:value-type="float">
            <text:p>7,28571428571433</text:p>
          </table:table-cell>
          <table:table-cell office:value-type="float" office:value="9.57142857142867" calcext:value-type="float">
            <text:p>9,57142857142867</text:p>
          </table:table-cell>
          <table:table-cell office:value-type="float" office:value="18.7142857142858" calcext:value-type="float">
            <text:p>18,7142857142858</text:p>
          </table:table-cell>
          <table:table-cell office:value-type="float" office:value="21.2857142857142" calcext:value-type="float">
            <text:p>21,2857142857142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7.28571428571433" calcext:value-type="float">
            <text:p>7,28571428571433</text:p>
          </table:table-cell>
          <table:table-cell office:value-type="float" office:value="9.57142857142867" calcext:value-type="float">
            <text:p>9,57142857142867</text:p>
          </table:table-cell>
          <table:table-cell office:value-type="float" office:value="18.7142857142858" calcext:value-type="float">
            <text:p>18,7142857142858</text:p>
          </table:table-cell>
          <table:table-cell office:value-type="float" office:value="21.2857142857142" calcext:value-type="float">
            <text:p>21,2857142857142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7.28571428571433" calcext:value-type="float">
            <text:p>7,28571428571433</text:p>
          </table:table-cell>
          <table:table-cell office:value-type="float" office:value="9.57142857142867" calcext:value-type="float">
            <text:p>9,57142857142867</text:p>
          </table:table-cell>
          <table:table-cell office:value-type="float" office:value="18.7142857142858" calcext:value-type="float">
            <text:p>18,7142857142858</text:p>
          </table:table-cell>
          <table:table-cell office:value-type="float" office:value="21.2857142857142" calcext:value-type="float">
            <text:p>21,2857142857142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7.28571428571433" calcext:value-type="float">
            <text:p>7,28571428571433</text:p>
          </table:table-cell>
          <table:table-cell office:value-type="float" office:value="9.57142857142867" calcext:value-type="float">
            <text:p>9,57142857142867</text:p>
          </table:table-cell>
          <table:table-cell office:value-type="float" office:value="18.7142857142858" calcext:value-type="float">
            <text:p>18,7142857142858</text:p>
          </table:table-cell>
          <table:table-cell office:value-type="float" office:value="21.2857142857142" calcext:value-type="float">
            <text:p>21,2857142857142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7.28571428571433" calcext:value-type="float">
            <text:p>7,28571428571433</text:p>
          </table:table-cell>
          <table:table-cell office:value-type="float" office:value="9.57142857142867" calcext:value-type="float">
            <text:p>9,57142857142867</text:p>
          </table:table-cell>
          <table:table-cell office:value-type="float" office:value="18.7142857142858" calcext:value-type="float">
            <text:p>18,7142857142858</text:p>
          </table:table-cell>
          <table:table-cell office:value-type="float" office:value="21.2857142857142" calcext:value-type="float">
            <text:p>21,2857142857142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2.57142857142856" calcext:value-type="float">
            <text:p>2,57142857142856</text:p>
          </table:table-cell>
          <table:table-cell office:value-type="float" office:value="7.28571428571433" calcext:value-type="float">
            <text:p>7,28571428571433</text:p>
          </table:table-cell>
          <table:table-cell office:value-type="float" office:value="9.57142857142867" calcext:value-type="float">
            <text:p>9,57142857142867</text:p>
          </table:table-cell>
          <table:table-cell office:value-type="float" office:value="18.7142857142858" calcext:value-type="float">
            <text:p>18,7142857142858</text:p>
          </table:table-cell>
          <table:table-cell office:value-type="float" office:value="21.2857142857142" calcext:value-type="float">
            <text:p>21,2857142857142</text:p>
          </table:table-cell>
          <table:table-cell office:value-type="float" office:value="13.4285714285713" calcext:value-type="float">
            <text:p>13,4285714285713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1" calcext:value-type="float">
            <text:p>0,285714285714281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0.714285714285751" calcext:value-type="float">
            <text:p>0,714285714285751</text:p>
          </table:table-cell>
          <table:table-cell office:value-type="float" office:value="1.14285714285717" calcext:value-type="float">
            <text:p>1,14285714285717</text:p>
          </table:table-cell>
          <table:table-cell office:value-type="float" office:value="2.57142857142867" calcext:value-type="float">
            <text:p>2,57142857142867</text:p>
          </table:table-cell>
          <table:table-cell office:value-type="float" office:value="7.28571428571399" calcext:value-type="float">
            <text:p>7,28571428571399</text:p>
          </table:table-cell>
          <table:table-cell office:value-type="float" office:value="9.57142857142799" calcext:value-type="float">
            <text:p>9,57142857142799</text:p>
          </table:table-cell>
          <table:table-cell office:value-type="float" office:value="18.7142857142853" calcext:value-type="float">
            <text:p>18,7142857142853</text:p>
          </table:table-cell>
          <table:table-cell office:value-type="float" office:value="21.2857142857147" calcext:value-type="float">
            <text:p>21,2857142857147</text:p>
          </table:table-cell>
          <table:table-cell office:value-type="float" office:value="13.428571428572" calcext:value-type="float">
            <text:p>13,428571428572</text:p>
          </table:table-cell>
          <table:table-cell office:value-type="float" office:value="5" calcext:value-type="float">
            <text:p>5</text:p>
          </table:table-cell>
          <table:table-cell office:value-type="float" office:value="80.7142857142856" calcext:value-type="float">
            <text:p>80,714285714285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857142857142854" calcext:value-type="float">
            <text:p>0,857142857142854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28571428571428" calcext:value-type="float">
            <text:p>1,28571428571428</text:p>
          </table:table-cell>
          <table:table-cell office:value-type="float" office:value="2.85714285714283" calcext:value-type="float">
            <text:p>2,85714285714283</text:p>
          </table:table-cell>
          <table:table-cell office:value-type="float" office:value="4.71428571428567" calcext:value-type="float">
            <text:p>4,71428571428567</text:p>
          </table:table-cell>
          <table:table-cell office:value-type="float" office:value="10.2857142857142" calcext:value-type="float">
            <text:p>10,2857142857142</text:p>
          </table:table-cell>
          <table:table-cell office:value-type="float" office:value="14.2857142857142" calcext:value-type="float">
            <text:p>14,2857142857142</text:p>
          </table:table-cell>
          <table:table-cell office:value-type="float" office:value="16.5714285714287" calcext:value-type="float">
            <text:p>16,5714285714287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5.57142857142856" calcext:value-type="float">
            <text:p>5,57142857142856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857142857142854" calcext:value-type="float">
            <text:p>0,857142857142854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28571428571428" calcext:value-type="float">
            <text:p>1,28571428571428</text:p>
          </table:table-cell>
          <table:table-cell office:value-type="float" office:value="2.85714285714283" calcext:value-type="float">
            <text:p>2,85714285714283</text:p>
          </table:table-cell>
          <table:table-cell office:value-type="float" office:value="4.71428571428567" calcext:value-type="float">
            <text:p>4,71428571428567</text:p>
          </table:table-cell>
          <table:table-cell office:value-type="float" office:value="10.2857142857142" calcext:value-type="float">
            <text:p>10,2857142857142</text:p>
          </table:table-cell>
          <table:table-cell office:value-type="float" office:value="14.2857142857142" calcext:value-type="float">
            <text:p>14,2857142857142</text:p>
          </table:table-cell>
          <table:table-cell office:value-type="float" office:value="16.5714285714287" calcext:value-type="float">
            <text:p>16,5714285714287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5.57142857142856" calcext:value-type="float">
            <text:p>5,57142857142856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857142857142854" calcext:value-type="float">
            <text:p>0,857142857142854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28571428571428" calcext:value-type="float">
            <text:p>1,28571428571428</text:p>
          </table:table-cell>
          <table:table-cell office:value-type="float" office:value="2.85714285714283" calcext:value-type="float">
            <text:p>2,85714285714283</text:p>
          </table:table-cell>
          <table:table-cell office:value-type="float" office:value="4.71428571428567" calcext:value-type="float">
            <text:p>4,71428571428567</text:p>
          </table:table-cell>
          <table:table-cell office:value-type="float" office:value="10.2857142857142" calcext:value-type="float">
            <text:p>10,2857142857142</text:p>
          </table:table-cell>
          <table:table-cell office:value-type="float" office:value="14.2857142857142" calcext:value-type="float">
            <text:p>14,2857142857142</text:p>
          </table:table-cell>
          <table:table-cell office:value-type="float" office:value="16.5714285714287" calcext:value-type="float">
            <text:p>16,5714285714287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5.57142857142856" calcext:value-type="float">
            <text:p>5,57142857142856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857142857142854" calcext:value-type="float">
            <text:p>0,857142857142854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28571428571428" calcext:value-type="float">
            <text:p>1,28571428571428</text:p>
          </table:table-cell>
          <table:table-cell office:value-type="float" office:value="2.85714285714283" calcext:value-type="float">
            <text:p>2,85714285714283</text:p>
          </table:table-cell>
          <table:table-cell office:value-type="float" office:value="4.71428571428567" calcext:value-type="float">
            <text:p>4,71428571428567</text:p>
          </table:table-cell>
          <table:table-cell office:value-type="float" office:value="10.2857142857142" calcext:value-type="float">
            <text:p>10,2857142857142</text:p>
          </table:table-cell>
          <table:table-cell office:value-type="float" office:value="14.2857142857142" calcext:value-type="float">
            <text:p>14,2857142857142</text:p>
          </table:table-cell>
          <table:table-cell office:value-type="float" office:value="16.5714285714287" calcext:value-type="float">
            <text:p>16,5714285714287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5.57142857142856" calcext:value-type="float">
            <text:p>5,57142857142856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28571428571428" calcext:value-type="float">
            <text:p>1,28571428571428</text:p>
          </table:table-cell>
          <table:table-cell office:value-type="float" office:value="2.85714285714283" calcext:value-type="float">
            <text:p>2,85714285714283</text:p>
          </table:table-cell>
          <table:table-cell office:value-type="float" office:value="4.71428571428567" calcext:value-type="float">
            <text:p>4,71428571428567</text:p>
          </table:table-cell>
          <table:table-cell office:value-type="float" office:value="10.2857142857142" calcext:value-type="float">
            <text:p>10,2857142857142</text:p>
          </table:table-cell>
          <table:table-cell office:value-type="float" office:value="14.2857142857142" calcext:value-type="float">
            <text:p>14,2857142857142</text:p>
          </table:table-cell>
          <table:table-cell office:value-type="float" office:value="16.5714285714287" calcext:value-type="float">
            <text:p>16,5714285714287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5.57142857142856" calcext:value-type="float">
            <text:p>5,57142857142856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2" calcext:value-type="float">
            <text:p>0,142857142857142</text:p>
          </table:table-cell>
          <table:table-cell office:value-type="float" office:value="0.285714285714285" calcext:value-type="float">
            <text:p>0,285714285714285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714285714285708" calcext:value-type="float">
            <text:p>0,714285714285708</text:p>
          </table:table-cell>
          <table:table-cell office:value-type="float" office:value="1.28571428571428" calcext:value-type="float">
            <text:p>1,28571428571428</text:p>
          </table:table-cell>
          <table:table-cell office:value-type="float" office:value="2.85714285714283" calcext:value-type="float">
            <text:p>2,85714285714283</text:p>
          </table:table-cell>
          <table:table-cell office:value-type="float" office:value="4.71428571428567" calcext:value-type="float">
            <text:p>4,71428571428567</text:p>
          </table:table-cell>
          <table:table-cell office:value-type="float" office:value="10.2857142857142" calcext:value-type="float">
            <text:p>10,2857142857142</text:p>
          </table:table-cell>
          <table:table-cell office:value-type="float" office:value="14.2857142857142" calcext:value-type="float">
            <text:p>14,2857142857142</text:p>
          </table:table-cell>
          <table:table-cell office:value-type="float" office:value="16.5714285714287" calcext:value-type="float">
            <text:p>16,5714285714287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5.57142857142856" calcext:value-type="float">
            <text:p>5,57142857142856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285714285714292" calcext:value-type="float">
            <text:p>0,285714285714292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714285714285751" calcext:value-type="float">
            <text:p>0,714285714285751</text:p>
          </table:table-cell>
          <table:table-cell office:value-type="float" office:value="1.28571428571433" calcext:value-type="float">
            <text:p>1,28571428571433</text:p>
          </table:table-cell>
          <table:table-cell office:value-type="float" office:value="2.857142857143" calcext:value-type="float">
            <text:p>2,857142857143</text:p>
          </table:table-cell>
          <table:table-cell office:value-type="float" office:value="4.71428571428601" calcext:value-type="float">
            <text:p>4,71428571428601</text:p>
          </table:table-cell>
          <table:table-cell office:value-type="float" office:value="10.2857142857147" calcext:value-type="float">
            <text:p>10,2857142857147</text:p>
          </table:table-cell>
          <table:table-cell office:value-type="float" office:value="14.2857142857147" calcext:value-type="float">
            <text:p>14,2857142857147</text:p>
          </table:table-cell>
          <table:table-cell office:value-type="float" office:value="16.571428571428" calcext:value-type="float">
            <text:p>16,571428571428</text:p>
          </table:table-cell>
          <table:table-cell office:value-type="float" office:value="10.1428571428573" calcext:value-type="float">
            <text:p>10,1428571428573</text:p>
          </table:table-cell>
          <table:table-cell office:value-type="float" office:value="5.57142857142867" calcext:value-type="float">
            <text:p>5,57142857142867</text:p>
          </table:table-cell>
          <table:table-cell office:value-type="float" office:value="67.8571428571439" calcext:value-type="float">
            <text:p>67,857142857143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,1428571428571</text:p>
          </table:table-cell>
          <table:table-cell office:value-type="float" office:value="16.2857142857142" calcext:value-type="float">
            <text:p>16,2857142857142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,1428571428571</text:p>
          </table:table-cell>
          <table:table-cell office:value-type="float" office:value="16.2857142857142" calcext:value-type="float">
            <text:p>16,2857142857142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,1428571428571</text:p>
          </table:table-cell>
          <table:table-cell office:value-type="float" office:value="16.2857142857142" calcext:value-type="float">
            <text:p>16,2857142857142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,1428571428571</text:p>
          </table:table-cell>
          <table:table-cell office:value-type="float" office:value="16.2857142857142" calcext:value-type="float">
            <text:p>16,2857142857142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,1428571428571</text:p>
          </table:table-cell>
          <table:table-cell office:value-type="float" office:value="16.2857142857142" calcext:value-type="float">
            <text:p>16,2857142857142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1" calcext:value-type="float">
            <text:p>13,1428571428571</text:p>
          </table:table-cell>
          <table:table-cell office:value-type="float" office:value="16.2857142857142" calcext:value-type="float">
            <text:p>16,2857142857142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3.42857142857144" calcext:value-type="float">
            <text:p>3,42857142857144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285714285714281" calcext:value-type="float">
            <text:p>0,285714285714281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1.4285714285715" calcext:value-type="float">
            <text:p>1,4285714285715</text:p>
          </table:table-cell>
          <table:table-cell office:value-type="float" office:value="2.142857142857" calcext:value-type="float">
            <text:p>2,142857142857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7" calcext:value-type="float">
            <text:p>7</text:p>
          </table:table-cell>
          <table:table-cell office:value-type="float" office:value="13.1428571428573" calcext:value-type="float">
            <text:p>13,1428571428573</text:p>
          </table:table-cell>
          <table:table-cell office:value-type="float" office:value="16.2857142857147" calcext:value-type="float">
            <text:p>16,2857142857147</text:p>
          </table:table-cell>
          <table:table-cell office:value-type="float" office:value="11.571428571428" calcext:value-type="float">
            <text:p>11,571428571428</text:p>
          </table:table-cell>
          <table:table-cell office:value-type="float" office:value="3.42857142857133" calcext:value-type="float">
            <text:p>3,42857142857133</text:p>
          </table:table-cell>
          <table:table-cell office:value-type="float" office:value="59.8571428571426" calcext:value-type="float">
            <text:p>59,857142857142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11.1428571428571" calcext:value-type="float">
            <text:p>11,1428571428571</text:p>
          </table:table-cell>
          <table:table-cell office:value-type="float" office:value="14.7142857142858" calcext:value-type="float">
            <text:p>14,7142857142858</text:p>
          </table:table-cell>
          <table:table-cell office:value-type="float" office:value="7.85714285714289" calcext:value-type="float">
            <text:p>7,85714285714289</text:p>
          </table:table-cell>
          <table:table-cell office:value-type="float" office:value="3.14285714285717" calcext:value-type="float">
            <text:p>3,1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31" calcext:value-type="float">
            <text:p>0,428571428571431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11.1428571428571" calcext:value-type="float">
            <text:p>11,1428571428571</text:p>
          </table:table-cell>
          <table:table-cell office:value-type="float" office:value="14.7142857142858" calcext:value-type="float">
            <text:p>14,7142857142858</text:p>
          </table:table-cell>
          <table:table-cell office:value-type="float" office:value="7.85714285714289" calcext:value-type="float">
            <text:p>7,85714285714289</text:p>
          </table:table-cell>
          <table:table-cell office:value-type="float" office:value="3.14285714285717" calcext:value-type="float">
            <text:p>3,1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11.1428571428571" calcext:value-type="float">
            <text:p>11,1428571428571</text:p>
          </table:table-cell>
          <table:table-cell office:value-type="float" office:value="14.7142857142858" calcext:value-type="float">
            <text:p>14,7142857142858</text:p>
          </table:table-cell>
          <table:table-cell office:value-type="float" office:value="7.85714285714289" calcext:value-type="float">
            <text:p>7,85714285714289</text:p>
          </table:table-cell>
          <table:table-cell office:value-type="float" office:value="3.14285714285717" calcext:value-type="float">
            <text:p>3,1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11.1428571428571" calcext:value-type="float">
            <text:p>11,1428571428571</text:p>
          </table:table-cell>
          <table:table-cell office:value-type="float" office:value="14.7142857142858" calcext:value-type="float">
            <text:p>14,7142857142858</text:p>
          </table:table-cell>
          <table:table-cell office:value-type="float" office:value="7.85714285714289" calcext:value-type="float">
            <text:p>7,85714285714289</text:p>
          </table:table-cell>
          <table:table-cell office:value-type="float" office:value="3.14285714285717" calcext:value-type="float">
            <text:p>3,1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11.1428571428571" calcext:value-type="float">
            <text:p>11,1428571428571</text:p>
          </table:table-cell>
          <table:table-cell office:value-type="float" office:value="14.7142857142858" calcext:value-type="float">
            <text:p>14,7142857142858</text:p>
          </table:table-cell>
          <table:table-cell office:value-type="float" office:value="7.85714285714289" calcext:value-type="float">
            <text:p>7,85714285714289</text:p>
          </table:table-cell>
          <table:table-cell office:value-type="float" office:value="3.14285714285717" calcext:value-type="float">
            <text:p>3,1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16" calcext:value-type="float">
            <text:p>0,428571428571416</text:p>
          </table:table-cell>
          <table:table-cell office:value-type="float" office:value="1.42857142857142" calcext:value-type="float">
            <text:p>1,42857142857142</text:p>
          </table:table-cell>
          <table:table-cell office:value-type="float" office:value="2.14285714285717" calcext:value-type="float">
            <text:p>2,14285714285717</text:p>
          </table:table-cell>
          <table:table-cell office:value-type="float" office:value="4.85714285714289" calcext:value-type="float">
            <text:p>4,85714285714289</text:p>
          </table:table-cell>
          <table:table-cell office:value-type="float" office:value="11.5714285714287" calcext:value-type="float">
            <text:p>11,5714285714287</text:p>
          </table:table-cell>
          <table:table-cell office:value-type="float" office:value="11.1428571428571" calcext:value-type="float">
            <text:p>11,1428571428571</text:p>
          </table:table-cell>
          <table:table-cell office:value-type="float" office:value="14.7142857142858" calcext:value-type="float">
            <text:p>14,7142857142858</text:p>
          </table:table-cell>
          <table:table-cell office:value-type="float" office:value="7.85714285714289" calcext:value-type="float">
            <text:p>7,85714285714289</text:p>
          </table:table-cell>
          <table:table-cell office:value-type="float" office:value="3.14285714285717" calcext:value-type="float">
            <text:p>3,1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1" calcext:value-type="float">
            <text:p>0,142857142857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57142857125" calcext:value-type="float">
            <text:p>0,142857142857125</text:p>
          </table:table-cell>
          <table:table-cell office:value-type="float" office:value="0" calcext:value-type="float">
            <text:p>0</text:p>
          </table:table-cell>
          <table:table-cell office:value-type="float" office:value="0.428571428571473" calcext:value-type="float">
            <text:p>0,428571428571473</text:p>
          </table:table-cell>
          <table:table-cell office:value-type="float" office:value="1.4285714285715" calcext:value-type="float">
            <text:p>1,4285714285715</text:p>
          </table:table-cell>
          <table:table-cell office:value-type="float" office:value="2.142857142857" calcext:value-type="float">
            <text:p>2,142857142857</text:p>
          </table:table-cell>
          <table:table-cell office:value-type="float" office:value="4.85714285714266" calcext:value-type="float">
            <text:p>4,85714285714266</text:p>
          </table:table-cell>
          <table:table-cell office:value-type="float" office:value="11.571428571428" calcext:value-type="float">
            <text:p>11,571428571428</text:p>
          </table:table-cell>
          <table:table-cell office:value-type="float" office:value="11.1428571428573" calcext:value-type="float">
            <text:p>11,1428571428573</text:p>
          </table:table-cell>
          <table:table-cell office:value-type="float" office:value="14.7142857142853" calcext:value-type="float">
            <text:p>14,7142857142853</text:p>
          </table:table-cell>
          <table:table-cell office:value-type="float" office:value="7.85714285714266" calcext:value-type="float">
            <text:p>7,85714285714266</text:p>
          </table:table-cell>
          <table:table-cell office:value-type="float" office:value="3.142857142857" calcext:value-type="float">
            <text:p>3,142857142857</text:p>
          </table:table-cell>
          <table:table-cell office:value-type="float" office:value="57.5714285714272" calcext:value-type="float">
            <text:p>57,571428571427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428571428571416" calcext:value-type="float">
            <text:p>0,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,57142857142856</text:p>
          </table:table-cell>
          <table:table-cell office:value-type="float" office:value="7.14285714285711" calcext:value-type="float">
            <text:p>7,14285714285711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8.14285714285711" calcext:value-type="float">
            <text:p>8,14285714285711</text:p>
          </table:table-cell>
          <table:table-cell office:value-type="float" office:value="3.28571428571433" calcext:value-type="float">
            <text:p>3,28571428571433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428571428571416" calcext:value-type="float">
            <text:p>0,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,57142857142856</text:p>
          </table:table-cell>
          <table:table-cell office:value-type="float" office:value="7.14285714285711" calcext:value-type="float">
            <text:p>7,14285714285711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8.14285714285711" calcext:value-type="float">
            <text:p>8,14285714285711</text:p>
          </table:table-cell>
          <table:table-cell office:value-type="float" office:value="3.28571428571433" calcext:value-type="float">
            <text:p>3,28571428571433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428571428571416" calcext:value-type="float">
            <text:p>0,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,57142857142856</text:p>
          </table:table-cell>
          <table:table-cell office:value-type="float" office:value="7.14285714285711" calcext:value-type="float">
            <text:p>7,14285714285711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8.14285714285711" calcext:value-type="float">
            <text:p>8,14285714285711</text:p>
          </table:table-cell>
          <table:table-cell office:value-type="float" office:value="3.28571428571433" calcext:value-type="float">
            <text:p>3,28571428571433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428571428571416" calcext:value-type="float">
            <text:p>0,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,57142857142856</text:p>
          </table:table-cell>
          <table:table-cell office:value-type="float" office:value="7.14285714285711" calcext:value-type="float">
            <text:p>7,14285714285711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8.14285714285711" calcext:value-type="float">
            <text:p>8,14285714285711</text:p>
          </table:table-cell>
          <table:table-cell office:value-type="float" office:value="3.28571428571433" calcext:value-type="float">
            <text:p>3,28571428571433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428571428571416" calcext:value-type="float">
            <text:p>0,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,57142857142856</text:p>
          </table:table-cell>
          <table:table-cell office:value-type="float" office:value="7.14285714285711" calcext:value-type="float">
            <text:p>7,14285714285711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8.14285714285711" calcext:value-type="float">
            <text:p>8,14285714285711</text:p>
          </table:table-cell>
          <table:table-cell office:value-type="float" office:value="3.28571428571433" calcext:value-type="float">
            <text:p>3,28571428571433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3" calcext:value-type="float">
            <text:p>0,14285714285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0.428571428571416" calcext:value-type="float">
            <text:p>0,428571428571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56" calcext:value-type="float">
            <text:p>6,57142857142856</text:p>
          </table:table-cell>
          <table:table-cell office:value-type="float" office:value="7.14285714285711" calcext:value-type="float">
            <text:p>7,14285714285711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8.85714285714266" calcext:value-type="float">
            <text:p>8,85714285714266</text:p>
          </table:table-cell>
          <table:table-cell office:value-type="float" office:value="8.14285714285711" calcext:value-type="float">
            <text:p>8,14285714285711</text:p>
          </table:table-cell>
          <table:table-cell office:value-type="float" office:value="3.28571428571433" calcext:value-type="float">
            <text:p>3,28571428571433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142857142857141" calcext:value-type="float">
            <text:p>0,142857142857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28571428584" calcext:value-type="float">
            <text:p>0,571428571428584</text:p>
          </table:table-cell>
          <table:table-cell office:value-type="float" office:value="0.857142857142833" calcext:value-type="float">
            <text:p>0,857142857142833</text:p>
          </table:table-cell>
          <table:table-cell office:value-type="float" office:value="0.428571428571502" calcext:value-type="float">
            <text:p>0,428571428571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7142857142867" calcext:value-type="float">
            <text:p>6,57142857142867</text:p>
          </table:table-cell>
          <table:table-cell office:value-type="float" office:value="7.14285714285734" calcext:value-type="float">
            <text:p>7,14285714285734</text:p>
          </table:table-cell>
          <table:table-cell office:value-type="float" office:value="10.1428571428573" calcext:value-type="float">
            <text:p>10,1428571428573</text:p>
          </table:table-cell>
          <table:table-cell office:value-type="float" office:value="8.85714285714403" calcext:value-type="float">
            <text:p>8,85714285714403</text:p>
          </table:table-cell>
          <table:table-cell office:value-type="float" office:value="8.14285714285734" calcext:value-type="float">
            <text:p>8,14285714285734</text:p>
          </table:table-cell>
          <table:table-cell office:value-type="float" office:value="3.28571428571399" calcext:value-type="float">
            <text:p>3,28571428571399</text:p>
          </table:table-cell>
          <table:table-cell office:value-type="float" office:value="48.1428571428588" calcext:value-type="float">
            <text:p>48,142857142858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1.85714285714283" calcext:value-type="float">
            <text:p>1,85714285714283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8.28571428571422" calcext:value-type="float">
            <text:p>8,28571428571422</text:p>
          </table:table-cell>
          <table:table-cell office:value-type="float" office:value="12.4285714285716" calcext:value-type="float">
            <text:p>12,4285714285716</text:p>
          </table:table-cell>
          <table:table-cell office:value-type="float" office:value="12.7142857142858" calcext:value-type="float">
            <text:p>12,7142857142858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1.85714285714283" calcext:value-type="float">
            <text:p>1,85714285714283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8.28571428571422" calcext:value-type="float">
            <text:p>8,28571428571422</text:p>
          </table:table-cell>
          <table:table-cell office:value-type="float" office:value="12.4285714285716" calcext:value-type="float">
            <text:p>12,4285714285716</text:p>
          </table:table-cell>
          <table:table-cell office:value-type="float" office:value="12.7142857142858" calcext:value-type="float">
            <text:p>12,7142857142858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1.85714285714283" calcext:value-type="float">
            <text:p>1,85714285714283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8.28571428571422" calcext:value-type="float">
            <text:p>8,28571428571422</text:p>
          </table:table-cell>
          <table:table-cell office:value-type="float" office:value="12.4285714285716" calcext:value-type="float">
            <text:p>12,4285714285716</text:p>
          </table:table-cell>
          <table:table-cell office:value-type="float" office:value="12.7142857142858" calcext:value-type="float">
            <text:p>12,7142857142858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1.85714285714283" calcext:value-type="float">
            <text:p>1,85714285714283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8.28571428571422" calcext:value-type="float">
            <text:p>8,28571428571422</text:p>
          </table:table-cell>
          <table:table-cell office:value-type="float" office:value="12.4285714285716" calcext:value-type="float">
            <text:p>12,4285714285716</text:p>
          </table:table-cell>
          <table:table-cell office:value-type="float" office:value="12.7142857142858" calcext:value-type="float">
            <text:p>12,7142857142858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1.85714285714283" calcext:value-type="float">
            <text:p>1,85714285714283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8.28571428571422" calcext:value-type="float">
            <text:p>8,28571428571422</text:p>
          </table:table-cell>
          <table:table-cell office:value-type="float" office:value="12.4285714285716" calcext:value-type="float">
            <text:p>12,4285714285716</text:p>
          </table:table-cell>
          <table:table-cell office:value-type="float" office:value="12.7142857142858" calcext:value-type="float">
            <text:p>12,7142857142858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142857142857146" calcext:value-type="float">
            <text:p>0,142857142857146</text:p>
          </table:table-cell>
          <table:table-cell office:value-type="float" office:value="0.571428571428569" calcext:value-type="float">
            <text:p>0,571428571428569</text:p>
          </table:table-cell>
          <table:table-cell office:value-type="float" office:value="1.14285714285714" calcext:value-type="float">
            <text:p>1,14285714285714</text:p>
          </table:table-cell>
          <table:table-cell office:value-type="float" office:value="0.857142857142861" calcext:value-type="float">
            <text:p>0,857142857142861</text:p>
          </table:table-cell>
          <table:table-cell office:value-type="float" office:value="1.85714285714283" calcext:value-type="float">
            <text:p>1,85714285714283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8.28571428571422" calcext:value-type="float">
            <text:p>8,28571428571422</text:p>
          </table:table-cell>
          <table:table-cell office:value-type="float" office:value="12.4285714285716" calcext:value-type="float">
            <text:p>12,4285714285716</text:p>
          </table:table-cell>
          <table:table-cell office:value-type="float" office:value="12.7142857142858" calcext:value-type="float">
            <text:p>12,7142857142858</text:p>
          </table:table-cell>
          <table:table-cell office:value-type="float" office:value="10.1428571428571" calcext:value-type="float">
            <text:p>10,1428571428571</text:p>
          </table:table-cell>
          <table:table-cell office:value-type="float" office:value="3.85714285714289" calcext:value-type="float">
            <text:p>3,85714285714289</text:p>
          </table:table-cell>
          <table:table-cell office:value-type="float" office:value="56.1428571428572" calcext:value-type="float">
            <text:p>56,1428571428572</text:p>
          </table:table-cell>
        </table:table-row>
      </table:table>
      <table:table table:name="0-65_65-in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0-65</text:p>
          </table:table-cell>
          <table:table-cell office:value-type="string" calcext:value-type="string">
            <text:p>65-in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8" calcext:value-type="float">
            <text:p>21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42857142857143" calcext:value-type="float">
            <text:p>0,142857142857143</text:p>
          </table:table-cell>
          <table:table-cell office:value-type="float" office:value="2.5714285714285" calcext:value-type="float">
            <text:p>2,5714285714285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office:value-type="float" office:value="0.142857142857143" calcext:value-type="float">
            <text:p>0,142857142857143</text:p>
          </table:table-cell>
          <table:table-cell office:value-type="float" office:value="2.5714285714285" calcext:value-type="float">
            <text:p>2,5714285714285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office:value-type="float" office:value="0.142857142857143" calcext:value-type="float">
            <text:p>0,142857142857143</text:p>
          </table:table-cell>
          <table:table-cell office:value-type="float" office:value="2.5714285714285" calcext:value-type="float">
            <text:p>2,5714285714285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office:value-type="float" office:value="0.142857142857143" calcext:value-type="float">
            <text:p>0,142857142857143</text:p>
          </table:table-cell>
          <table:table-cell office:value-type="float" office:value="2.5714285714285" calcext:value-type="float">
            <text:p>2,5714285714285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office:value-type="float" office:value="0.142857142857143" calcext:value-type="float">
            <text:p>0,142857142857143</text:p>
          </table:table-cell>
          <table:table-cell office:value-type="float" office:value="2.5714285714285" calcext:value-type="float">
            <text:p>2,5714285714285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office:value-type="float" office:value="0.142857142857143" calcext:value-type="float">
            <text:p>0,142857142857143</text:p>
          </table:table-cell>
          <table:table-cell office:value-type="float" office:value="2.5714285714285" calcext:value-type="float">
            <text:p>2,5714285714285</text:p>
          </table:table-cell>
          <table:table-cell office:value-type="float" office:value="2.71428571428564" calcext:value-type="float">
            <text:p>2,71428571428564</text:p>
          </table:table-cell>
        </table:table-row>
        <table:table-row table:style-name="ro1">
          <table:table-cell office:value-type="float" office:value="0.142857142857141" calcext:value-type="float">
            <text:p>0,142857142857141</text:p>
          </table:table-cell>
          <table:table-cell office:value-type="float" office:value="2.57142857142901" calcext:value-type="float">
            <text:p>2,57142857142901</text:p>
          </table:table-cell>
          <table:table-cell office:value-type="float" office:value="2.71428571428615" calcext:value-type="float">
            <text:p>2,7142857142861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0.428571428571387" calcext:value-type="float">
            <text:p>0,428571428571387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0.428571428571387" calcext:value-type="float">
            <text:p>0,428571428571387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0.428571428571387" calcext:value-type="float">
            <text:p>0,428571428571387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0.428571428571387" calcext:value-type="float">
            <text:p>0,428571428571387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0.428571428571387" calcext:value-type="float">
            <text:p>0,428571428571387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0.428571428571387" calcext:value-type="float">
            <text:p>0,428571428571387</text:p>
          </table:table-cell>
          <table:table-cell office:value-type="float" office:value="0.571428571428527" calcext:value-type="float">
            <text:p>0,571428571428527</text:p>
          </table:table-cell>
        </table:table-row>
        <table:table-row table:style-name="ro1">
          <table:table-cell office:value-type="float" office:value="0.142857142857167" calcext:value-type="float">
            <text:p>0,142857142857167</text:p>
          </table:table-cell>
          <table:table-cell office:value-type="float" office:value="0.428571428571673" calcext:value-type="float">
            <text:p>0,428571428571673</text:p>
          </table:table-cell>
          <table:table-cell office:value-type="float" office:value="0.571428571428839" calcext:value-type="float">
            <text:p>0,571428571428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8498" calcext:value-type="float">
            <text:p>0,571428571428498</text:p>
          </table:table-cell>
          <table:table-cell office:value-type="float" office:value="0.571428571428498" calcext:value-type="float">
            <text:p>0,571428571428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42857142901" calcext:value-type="float">
            <text:p>0,57142857142901</text:p>
          </table:table-cell>
          <table:table-cell office:value-type="float" office:value="0.57142857142901" calcext:value-type="float">
            <text:p>0,57142857142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31" calcext:value-type="float">
            <text:p>0,857142857142831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31" calcext:value-type="float">
            <text:p>0,857142857142831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31" calcext:value-type="float">
            <text:p>0,857142857142831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31" calcext:value-type="float">
            <text:p>0,857142857142831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31" calcext:value-type="float">
            <text:p>0,857142857142831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31" calcext:value-type="float">
            <text:p>0,857142857142831</text:p>
          </table:table-cell>
          <table:table-cell office:value-type="float" office:value="0.857142857142833" calcext:value-type="float">
            <text:p>0,857142857142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3004" calcext:value-type="float">
            <text:p>0,857142857143004</text:p>
          </table:table-cell>
          <table:table-cell office:value-type="float" office:value="0.857142857143003" calcext:value-type="float">
            <text:p>0,85714285714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88" calcext:value-type="float">
            <text:p>0,857142857142888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88" calcext:value-type="float">
            <text:p>0,857142857142888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88" calcext:value-type="float">
            <text:p>0,857142857142888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88" calcext:value-type="float">
            <text:p>0,857142857142888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88" calcext:value-type="float">
            <text:p>0,857142857142888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142857142888" calcext:value-type="float">
            <text:p>0,857142857142888</text:p>
          </table:table-cell>
          <table:table-cell office:value-type="float" office:value="0.85714285714289" calcext:value-type="float">
            <text:p>0,85714285714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857142857142662" calcext:value-type="float">
            <text:p>0,857142857142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411" calcext:value-type="float">
            <text:p>1,28571428571411</text:p>
          </table:table-cell>
          <table:table-cell office:value-type="float" office:value="1.28571428571411" calcext:value-type="float">
            <text:p>1,28571428571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571428571536" calcext:value-type="float">
            <text:p>1,28571428571536</text:p>
          </table:table-cell>
          <table:table-cell office:value-type="float" office:value="1.28571428571536" calcext:value-type="float">
            <text:p>1,28571428571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439" calcext:value-type="float">
            <text:p>2,28571428571439</text:p>
          </table:table-cell>
          <table:table-cell office:value-type="float" office:value="2.28571428571439" calcext:value-type="float">
            <text:p>2,28571428571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571428571365" calcext:value-type="float">
            <text:p>2,28571428571365</text:p>
          </table:table-cell>
          <table:table-cell office:value-type="float" office:value="2.28571428571365" calcext:value-type="float">
            <text:p>2,2857142857136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4.14285714285711" calcext:value-type="float">
            <text:p>4,14285714285711</text:p>
          </table:table-cell>
          <table:table-cell office:value-type="float" office:value="4.28571428571425" calcext:value-type="float">
            <text:p>4,28571428571425</text:p>
          </table:table-cell>
        </table:table-row>
        <table:table-row table:style-name="ro1">
          <table:table-cell office:value-type="float" office:value="0.142857142857167" calcext:value-type="float">
            <text:p>0,142857142857167</text:p>
          </table:table-cell>
          <table:table-cell office:value-type="float" office:value="4.14285714285734" calcext:value-type="float">
            <text:p>4,14285714285734</text:p>
          </table:table-cell>
          <table:table-cell office:value-type="float" office:value="4.28571428571451" calcext:value-type="float">
            <text:p>4,28571428571451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2.99999999999994" calcext:value-type="float">
            <text:p>2,99999999999994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2.99999999999994" calcext:value-type="float">
            <text:p>2,99999999999994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2.99999999999994" calcext:value-type="float">
            <text:p>2,99999999999994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2.99999999999994" calcext:value-type="float">
            <text:p>2,99999999999994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2.99999999999994" calcext:value-type="float">
            <text:p>2,99999999999994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2.99999999999994" calcext:value-type="float">
            <text:p>2,99999999999994</text:p>
          </table:table-cell>
          <table:table-cell office:value-type="float" office:value="3.28571428571423" calcext:value-type="float">
            <text:p>3,28571428571423</text:p>
          </table:table-cell>
        </table:table-row>
        <table:table-row table:style-name="ro1">
          <table:table-cell office:value-type="float" office:value="0.285714285714292" calcext:value-type="float">
            <text:p>0,285714285714292</text:p>
          </table:table-cell>
          <table:table-cell office:value-type="float" office:value="3.00000000000034" calcext:value-type="float">
            <text:p>3,00000000000034</text:p>
          </table:table-cell>
          <table:table-cell office:value-type="float" office:value="3.28571428571463" calcext:value-type="float">
            <text:p>3,28571428571463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1.85714285714306" calcext:value-type="float">
            <text:p>1,85714285714306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1.85714285714306" calcext:value-type="float">
            <text:p>1,85714285714306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1.85714285714306" calcext:value-type="float">
            <text:p>1,85714285714306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1.85714285714306" calcext:value-type="float">
            <text:p>1,85714285714306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1.85714285714306" calcext:value-type="float">
            <text:p>1,85714285714306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office:value-type="float" office:value="0.285714285714285" calcext:value-type="float">
            <text:p>0,285714285714285</text:p>
          </table:table-cell>
          <table:table-cell office:value-type="float" office:value="1.85714285714306" calcext:value-type="float">
            <text:p>1,85714285714306</text:p>
          </table:table-cell>
          <table:table-cell office:value-type="float" office:value="2.14285714285734" calcext:value-type="float">
            <text:p>2,14285714285734</text:p>
          </table:table-cell>
        </table:table-row>
        <table:table-row table:style-name="ro1">
          <table:table-cell office:value-type="float" office:value="0.285714285714292" calcext:value-type="float">
            <text:p>0,285714285714292</text:p>
          </table:table-cell>
          <table:table-cell office:value-type="float" office:value="1.85714285714164" calcext:value-type="float">
            <text:p>1,85714285714164</text:p>
          </table:table-cell>
          <table:table-cell office:value-type="float" office:value="2.14285714285593" calcext:value-type="float">
            <text:p>2,14285714285593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1.71428571428549" calcext:value-type="float">
            <text:p>1,71428571428549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1.71428571428549" calcext:value-type="float">
            <text:p>1,71428571428549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1.71428571428549" calcext:value-type="float">
            <text:p>1,71428571428549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1.71428571428549" calcext:value-type="float">
            <text:p>1,71428571428549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1.71428571428549" calcext:value-type="float">
            <text:p>1,71428571428549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office:value-type="float" office:value="0.142857142857139" calcext:value-type="float">
            <text:p>0,142857142857139</text:p>
          </table:table-cell>
          <table:table-cell office:value-type="float" office:value="1.71428571428549" calcext:value-type="float">
            <text:p>1,71428571428549</text:p>
          </table:table-cell>
          <table:table-cell office:value-type="float" office:value="1.85714285714263" calcext:value-type="float">
            <text:p>1,85714285714263</text:p>
          </table:table-cell>
        </table:table-row>
        <table:table-row table:style-name="ro1">
          <table:table-cell office:value-type="float" office:value="0.142857142857167" calcext:value-type="float">
            <text:p>0,142857142857167</text:p>
          </table:table-cell>
          <table:table-cell office:value-type="float" office:value="1.71428571428703" calcext:value-type="float">
            <text:p>1,71428571428703</text:p>
          </table:table-cell>
          <table:table-cell office:value-type="float" office:value="1.8571428571442" calcext:value-type="float">
            <text:p>1,8571428571442</text:p>
          </table:table-cell>
        </table:table-row>
        <table:table-row table:style-name="ro1">
          <table:table-cell office:value-type="float" office:value="0.142857142857142" calcext:value-type="float">
            <text:p>0,142857142857142</text:p>
          </table:table-cell>
          <table:table-cell office:value-type="float" office:value="4.57142857142861" calcext:value-type="float">
            <text:p>4,57142857142861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office:value-type="float" office:value="0.142857142857142" calcext:value-type="float">
            <text:p>0,142857142857142</text:p>
          </table:table-cell>
          <table:table-cell office:value-type="float" office:value="4.57142857142861" calcext:value-type="float">
            <text:p>4,57142857142861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office:value-type="float" office:value="0.142857142857142" calcext:value-type="float">
            <text:p>0,142857142857142</text:p>
          </table:table-cell>
          <table:table-cell office:value-type="float" office:value="4.57142857142861" calcext:value-type="float">
            <text:p>4,57142857142861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office:value-type="float" office:value="0.142857142857142" calcext:value-type="float">
            <text:p>0,142857142857142</text:p>
          </table:table-cell>
          <table:table-cell office:value-type="float" office:value="4.57142857142861" calcext:value-type="float">
            <text:p>4,57142857142861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office:value-type="float" office:value="0.142857142857142" calcext:value-type="float">
            <text:p>0,142857142857142</text:p>
          </table:table-cell>
          <table:table-cell office:value-type="float" office:value="4.57142857142861" calcext:value-type="float">
            <text:p>4,57142857142861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office:value-type="float" office:value="0.142857142857142" calcext:value-type="float">
            <text:p>0,142857142857142</text:p>
          </table:table-cell>
          <table:table-cell office:value-type="float" office:value="4.57142857142861" calcext:value-type="float">
            <text:p>4,57142857142861</text:p>
          </table:table-cell>
          <table:table-cell office:value-type="float" office:value="4.71428571428575" calcext:value-type="float">
            <text:p>4,71428571428575</text:p>
          </table:table-cell>
        </table:table-row>
        <table:table-row table:style-name="ro1">
          <table:table-cell office:value-type="float" office:value="0.142857142857146" calcext:value-type="float">
            <text:p>0,142857142857146</text:p>
          </table:table-cell>
          <table:table-cell office:value-type="float" office:value="4.57142857142833" calcext:value-type="float">
            <text:p>4,57142857142833</text:p>
          </table:table-cell>
          <table:table-cell office:value-type="float" office:value="4.71428571428547" calcext:value-type="float">
            <text:p>4,71428571428547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13.1428571428572" calcext:value-type="float">
            <text:p>13,1428571428572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13.1428571428572" calcext:value-type="float">
            <text:p>13,1428571428572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13.1428571428572" calcext:value-type="float">
            <text:p>13,1428571428572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13.1428571428572" calcext:value-type="float">
            <text:p>13,1428571428572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13.1428571428572" calcext:value-type="float">
            <text:p>13,1428571428572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13.1428571428572" calcext:value-type="float">
            <text:p>13,1428571428572</text:p>
          </table:table-cell>
          <table:table-cell office:value-type="float" office:value="14.5714285714286" calcext:value-type="float">
            <text:p>14,5714285714286</text:p>
          </table:table-cell>
        </table:table-row>
        <table:table-row table:style-name="ro1">
          <table:table-cell office:value-type="float" office:value="1.4285714285714" calcext:value-type="float">
            <text:p>1,4285714285714</text:p>
          </table:table-cell>
          <table:table-cell office:value-type="float" office:value="13.142857142857" calcext:value-type="float">
            <text:p>13,142857142857</text:p>
          </table:table-cell>
          <table:table-cell office:value-type="float" office:value="14.5714285714284" calcext:value-type="float">
            <text:p>14,5714285714284</text:p>
          </table:table-cell>
        </table:table-row>
        <table:table-row table:style-name="ro1">
          <table:table-cell office:value-type="float" office:value="0.857142857142854" calcext:value-type="float">
            <text:p>0,857142857142854</text:p>
          </table:table-cell>
          <table:table-cell office:value-type="float" office:value="11.8571428571429" calcext:value-type="float">
            <text:p>11,8571428571429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office:value-type="float" office:value="0.857142857142854" calcext:value-type="float">
            <text:p>0,857142857142854</text:p>
          </table:table-cell>
          <table:table-cell office:value-type="float" office:value="11.8571428571429" calcext:value-type="float">
            <text:p>11,8571428571429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office:value-type="float" office:value="0.857142857142854" calcext:value-type="float">
            <text:p>0,857142857142854</text:p>
          </table:table-cell>
          <table:table-cell office:value-type="float" office:value="11.8571428571429" calcext:value-type="float">
            <text:p>11,8571428571429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office:value-type="float" office:value="0.857142857142854" calcext:value-type="float">
            <text:p>0,857142857142854</text:p>
          </table:table-cell>
          <table:table-cell office:value-type="float" office:value="11.8571428571429" calcext:value-type="float">
            <text:p>11,8571428571429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office:value-type="float" office:value="0.857142857142854" calcext:value-type="float">
            <text:p>0,857142857142854</text:p>
          </table:table-cell>
          <table:table-cell office:value-type="float" office:value="11.8571428571429" calcext:value-type="float">
            <text:p>11,8571428571429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office:value-type="float" office:value="0.857142857142854" calcext:value-type="float">
            <text:p>0,857142857142854</text:p>
          </table:table-cell>
          <table:table-cell office:value-type="float" office:value="11.8571428571429" calcext:value-type="float">
            <text:p>11,8571428571429</text:p>
          </table:table-cell>
          <table:table-cell office:value-type="float" office:value="12.7142857142857" calcext:value-type="float">
            <text:p>12,7142857142857</text:p>
          </table:table-cell>
        </table:table-row>
        <table:table-row table:style-name="ro1">
          <table:table-cell office:value-type="float" office:value="0.857142857142876" calcext:value-type="float">
            <text:p>0,857142857142876</text:p>
          </table:table-cell>
          <table:table-cell office:value-type="float" office:value="11.8571428571427" calcext:value-type="float">
            <text:p>11,8571428571427</text:p>
          </table:table-cell>
          <table:table-cell office:value-type="float" office:value="12.7142857142855" calcext:value-type="float">
            <text:p>12,7142857142855</text:p>
          </table:table-cell>
        </table:table-row>
        <table:table-row table:style-name="ro1">
          <table:table-cell office:value-type="float" office:value="1.42857142857145" calcext:value-type="float">
            <text:p>1,42857142857145</text:p>
          </table:table-cell>
          <table:table-cell office:value-type="float" office:value="19.8571428571428" calcext:value-type="float">
            <text:p>19,8571428571428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office:value-type="float" office:value="1.42857142857145" calcext:value-type="float">
            <text:p>1,42857142857145</text:p>
          </table:table-cell>
          <table:table-cell office:value-type="float" office:value="19.8571428571428" calcext:value-type="float">
            <text:p>19,8571428571428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office:value-type="float" office:value="1.42857142857145" calcext:value-type="float">
            <text:p>1,42857142857145</text:p>
          </table:table-cell>
          <table:table-cell office:value-type="float" office:value="19.8571428571428" calcext:value-type="float">
            <text:p>19,8571428571428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office:value-type="float" office:value="1.42857142857145" calcext:value-type="float">
            <text:p>1,42857142857145</text:p>
          </table:table-cell>
          <table:table-cell office:value-type="float" office:value="19.8571428571428" calcext:value-type="float">
            <text:p>19,8571428571428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office:value-type="float" office:value="1.42857142857145" calcext:value-type="float">
            <text:p>1,42857142857145</text:p>
          </table:table-cell>
          <table:table-cell office:value-type="float" office:value="19.8571428571428" calcext:value-type="float">
            <text:p>19,8571428571428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office:value-type="float" office:value="1.42857142857145" calcext:value-type="float">
            <text:p>1,42857142857145</text:p>
          </table:table-cell>
          <table:table-cell office:value-type="float" office:value="19.8571428571428" calcext:value-type="float">
            <text:p>19,8571428571428</text:p>
          </table:table-cell>
          <table:table-cell office:value-type="float" office:value="21.2857142857142" calcext:value-type="float">
            <text:p>21,2857142857142</text:p>
          </table:table-cell>
        </table:table-row>
        <table:table-row table:style-name="ro1">
          <table:table-cell office:value-type="float" office:value="1.4285714285713" calcext:value-type="float">
            <text:p>1,4285714285713</text:p>
          </table:table-cell>
          <table:table-cell office:value-type="float" office:value="19.8571428571433" calcext:value-type="float">
            <text:p>19,8571428571433</text:p>
          </table:table-cell>
          <table:table-cell office:value-type="float" office:value="21.2857142857146" calcext:value-type="float">
            <text:p>21,2857142857146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24.7142857142856" calcext:value-type="float">
            <text:p>24,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24.7142857142856" calcext:value-type="float">
            <text:p>24,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24.7142857142856" calcext:value-type="float">
            <text:p>24,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24.7142857142856" calcext:value-type="float">
            <text:p>24,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24.7142857142856" calcext:value-type="float">
            <text:p>24,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office:value-type="float" office:value="1.42857142857143" calcext:value-type="float">
            <text:p>1,42857142857143</text:p>
          </table:table-cell>
          <table:table-cell office:value-type="float" office:value="24.7142857142856" calcext:value-type="float">
            <text:p>24,7142857142856</text:p>
          </table:table-cell>
          <table:table-cell office:value-type="float" office:value="26.142857142857" calcext:value-type="float">
            <text:p>26,142857142857</text:p>
          </table:table-cell>
        </table:table-row>
        <table:table-row table:style-name="ro1">
          <table:table-cell office:value-type="float" office:value="1.4285714285714" calcext:value-type="float">
            <text:p>1,4285714285714</text:p>
          </table:table-cell>
          <table:table-cell office:value-type="float" office:value="24.7142857142867" calcext:value-type="float">
            <text:p>24,7142857142867</text:p>
          </table:table-cell>
          <table:table-cell office:value-type="float" office:value="26.1428571428581" calcext:value-type="float">
            <text:p>26,1428571428581</text:p>
          </table:table-cell>
        </table:table-row>
        <table:table-row table:style-name="ro1">
          <table:table-cell office:value-type="float" office:value="1.71428571428571" calcext:value-type="float">
            <text:p>1,71428571428571</text:p>
          </table:table-cell>
          <table:table-cell office:value-type="float" office:value="45.1428571428571" calcext:value-type="float">
            <text:p>45,1428571428571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office:value-type="float" office:value="1.71428571428571" calcext:value-type="float">
            <text:p>1,71428571428571</text:p>
          </table:table-cell>
          <table:table-cell office:value-type="float" office:value="45.1428571428571" calcext:value-type="float">
            <text:p>45,1428571428571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office:value-type="float" office:value="1.71428571428571" calcext:value-type="float">
            <text:p>1,71428571428571</text:p>
          </table:table-cell>
          <table:table-cell office:value-type="float" office:value="45.1428571428571" calcext:value-type="float">
            <text:p>45,1428571428571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office:value-type="float" office:value="1.71428571428571" calcext:value-type="float">
            <text:p>1,71428571428571</text:p>
          </table:table-cell>
          <table:table-cell office:value-type="float" office:value="45.1428571428571" calcext:value-type="float">
            <text:p>45,1428571428571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office:value-type="float" office:value="1.71428571428571" calcext:value-type="float">
            <text:p>1,71428571428571</text:p>
          </table:table-cell>
          <table:table-cell office:value-type="float" office:value="45.1428571428571" calcext:value-type="float">
            <text:p>45,1428571428571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office:value-type="float" office:value="1.71428571428571" calcext:value-type="float">
            <text:p>1,71428571428571</text:p>
          </table:table-cell>
          <table:table-cell office:value-type="float" office:value="45.1428571428571" calcext:value-type="float">
            <text:p>45,1428571428571</text:p>
          </table:table-cell>
          <table:table-cell office:value-type="float" office:value="46.8571428571428" calcext:value-type="float">
            <text:p>46,8571428571428</text:p>
          </table:table-cell>
        </table:table-row>
        <table:table-row table:style-name="ro1">
          <table:table-cell office:value-type="float" office:value="1.71428571428575" calcext:value-type="float">
            <text:p>1,71428571428575</text:p>
          </table:table-cell>
          <table:table-cell office:value-type="float" office:value="45.1428571428573" calcext:value-type="float">
            <text:p>45,1428571428573</text:p>
          </table:table-cell>
          <table:table-cell office:value-type="float" office:value="46.8571428571431" calcext:value-type="float">
            <text:p>46,8571428571431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9.8571428571429" calcext:value-type="float">
            <text:p>59,8571428571429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9.8571428571429" calcext:value-type="float">
            <text:p>59,8571428571429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9.8571428571429" calcext:value-type="float">
            <text:p>59,8571428571429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9.8571428571429" calcext:value-type="float">
            <text:p>59,8571428571429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9.8571428571429" calcext:value-type="float">
            <text:p>59,8571428571429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9.8571428571429" calcext:value-type="float">
            <text:p>59,8571428571429</text:p>
          </table:table-cell>
          <table:table-cell office:value-type="float" office:value="62.0000000000001" calcext:value-type="float">
            <text:p>62,0000000000001</text:p>
          </table:table-cell>
        </table:table-row>
        <table:table-row table:style-name="ro1">
          <table:table-cell office:value-type="float" office:value="2.14285714285715" calcext:value-type="float">
            <text:p>2,14285714285715</text:p>
          </table:table-cell>
          <table:table-cell office:value-type="float" office:value="59.8571428571423" calcext:value-type="float">
            <text:p>59,8571428571423</text:p>
          </table:table-cell>
          <table:table-cell office:value-type="float" office:value="61.9999999999995" calcext:value-type="float">
            <text:p>61,9999999999995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77.8571428571429" calcext:value-type="float">
            <text:p>77,8571428571429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77.8571428571429" calcext:value-type="float">
            <text:p>77,8571428571429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77.8571428571429" calcext:value-type="float">
            <text:p>77,8571428571429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77.8571428571429" calcext:value-type="float">
            <text:p>77,8571428571429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77.8571428571429" calcext:value-type="float">
            <text:p>77,8571428571429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77.8571428571429" calcext:value-type="float">
            <text:p>77,8571428571429</text:p>
          </table:table-cell>
          <table:table-cell office:value-type="float" office:value="80.7142857142857" calcext:value-type="float">
            <text:p>80,7142857142857</text:p>
          </table:table-cell>
        </table:table-row>
        <table:table-row table:style-name="ro1">
          <table:table-cell office:value-type="float" office:value="2.85714285714289" calcext:value-type="float">
            <text:p>2,85714285714289</text:p>
          </table:table-cell>
          <table:table-cell office:value-type="float" office:value="77.8571428571427" calcext:value-type="float">
            <text:p>77,8571428571427</text:p>
          </table:table-cell>
          <table:table-cell office:value-type="float" office:value="80.7142857142856" calcext:value-type="float">
            <text:p>80,7142857142856</text:p>
          </table:table-cell>
        </table:table-row>
        <table:table-row table:style-name="ro1">
          <table:table-cell office:value-type="float" office:value="3.42857142857141" calcext:value-type="float">
            <text:p>3,42857142857141</text:p>
          </table:table-cell>
          <table:table-cell office:value-type="float" office:value="64.4285714285713" calcext:value-type="float">
            <text:p>64,4285714285713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office:value-type="float" office:value="3.42857142857141" calcext:value-type="float">
            <text:p>3,42857142857141</text:p>
          </table:table-cell>
          <table:table-cell office:value-type="float" office:value="64.4285714285713" calcext:value-type="float">
            <text:p>64,4285714285713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office:value-type="float" office:value="3.42857142857141" calcext:value-type="float">
            <text:p>3,42857142857141</text:p>
          </table:table-cell>
          <table:table-cell office:value-type="float" office:value="64.4285714285713" calcext:value-type="float">
            <text:p>64,4285714285713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office:value-type="float" office:value="3.42857142857141" calcext:value-type="float">
            <text:p>3,42857142857141</text:p>
          </table:table-cell>
          <table:table-cell office:value-type="float" office:value="64.4285714285713" calcext:value-type="float">
            <text:p>64,4285714285713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office:value-type="float" office:value="3.42857142857142" calcext:value-type="float">
            <text:p>3,42857142857142</text:p>
          </table:table-cell>
          <table:table-cell office:value-type="float" office:value="64.4285714285713" calcext:value-type="float">
            <text:p>64,4285714285713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office:value-type="float" office:value="3.42857142857142" calcext:value-type="float">
            <text:p>3,42857142857142</text:p>
          </table:table-cell>
          <table:table-cell office:value-type="float" office:value="64.4285714285713" calcext:value-type="float">
            <text:p>64,4285714285713</text:p>
          </table:table-cell>
          <table:table-cell office:value-type="float" office:value="67.8571428571427" calcext:value-type="float">
            <text:p>67,8571428571427</text:p>
          </table:table-cell>
        </table:table-row>
        <table:table-row table:style-name="ro1">
          <table:table-cell office:value-type="float" office:value="3.42857142857152" calcext:value-type="float">
            <text:p>3,42857142857152</text:p>
          </table:table-cell>
          <table:table-cell office:value-type="float" office:value="64.4285714285724" calcext:value-type="float">
            <text:p>64,4285714285724</text:p>
          </table:table-cell>
          <table:table-cell office:value-type="float" office:value="67.8571428571439" calcext:value-type="float">
            <text:p>67,8571428571439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57" calcext:value-type="float">
            <text:p>57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57" calcext:value-type="float">
            <text:p>57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57" calcext:value-type="float">
            <text:p>57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57" calcext:value-type="float">
            <text:p>57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57" calcext:value-type="float">
            <text:p>57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office:value-type="float" office:value="2.85714285714285" calcext:value-type="float">
            <text:p>2,85714285714285</text:p>
          </table:table-cell>
          <table:table-cell office:value-type="float" office:value="57" calcext:value-type="float">
            <text:p>57</text:p>
          </table:table-cell>
          <table:table-cell office:value-type="float" office:value="59.8571428571429" calcext:value-type="float">
            <text:p>59,8571428571429</text:p>
          </table:table-cell>
        </table:table-row>
        <table:table-row table:style-name="ro1">
          <table:table-cell office:value-type="float" office:value="2.85714285714291" calcext:value-type="float">
            <text:p>2,85714285714291</text:p>
          </table:table-cell>
          <table:table-cell office:value-type="float" office:value="56.9999999999997" calcext:value-type="float">
            <text:p>56,9999999999997</text:p>
          </table:table-cell>
          <table:table-cell office:value-type="float" office:value="59.8571428571426" calcext:value-type="float">
            <text:p>59,8571428571426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5.4285714285717" calcext:value-type="float">
            <text:p>55,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office:value-type="float" office:value="2.14285714285714" calcext:value-type="float">
            <text:p>2,14285714285714</text:p>
          </table:table-cell>
          <table:table-cell office:value-type="float" office:value="55.4285714285717" calcext:value-type="float">
            <text:p>55,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office:value-type="float" office:value="2.14285714285712" calcext:value-type="float">
            <text:p>2,14285714285712</text:p>
          </table:table-cell>
          <table:table-cell office:value-type="float" office:value="55.4285714285717" calcext:value-type="float">
            <text:p>55,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office:value-type="float" office:value="2.14285714285712" calcext:value-type="float">
            <text:p>2,14285714285712</text:p>
          </table:table-cell>
          <table:table-cell office:value-type="float" office:value="55.4285714285717" calcext:value-type="float">
            <text:p>55,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office:value-type="float" office:value="2.14285714285712" calcext:value-type="float">
            <text:p>2,14285714285712</text:p>
          </table:table-cell>
          <table:table-cell office:value-type="float" office:value="55.4285714285717" calcext:value-type="float">
            <text:p>55,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office:value-type="float" office:value="2.14285714285712" calcext:value-type="float">
            <text:p>2,14285714285712</text:p>
          </table:table-cell>
          <table:table-cell office:value-type="float" office:value="55.4285714285717" calcext:value-type="float">
            <text:p>55,4285714285717</text:p>
          </table:table-cell>
          <table:table-cell office:value-type="float" office:value="57.5714285714288" calcext:value-type="float">
            <text:p>57,5714285714288</text:p>
          </table:table-cell>
        </table:table-row>
        <table:table-row table:style-name="ro1">
          <table:table-cell office:value-type="float" office:value="2.14285714285724" calcext:value-type="float">
            <text:p>2,14285714285724</text:p>
          </table:table-cell>
          <table:table-cell office:value-type="float" office:value="55.4285714285699" calcext:value-type="float">
            <text:p>55,4285714285699</text:p>
          </table:table-cell>
          <table:table-cell office:value-type="float" office:value="57.5714285714272" calcext:value-type="float">
            <text:p>57,5714285714272</text:p>
          </table:table-cell>
        </table:table-row>
        <table:table-row table:style-name="ro1">
          <table:table-cell office:value-type="float" office:value="2.99999999999999" calcext:value-type="float">
            <text:p>2,99999999999999</text:p>
          </table:table-cell>
          <table:table-cell office:value-type="float" office:value="45.1428571428569" calcext:value-type="float">
            <text:p>45,1428571428569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office:value-type="float" office:value="2.99999999999999" calcext:value-type="float">
            <text:p>2,99999999999999</text:p>
          </table:table-cell>
          <table:table-cell office:value-type="float" office:value="45.1428571428569" calcext:value-type="float">
            <text:p>45,1428571428569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office:value-type="float" office:value="2.99999999999999" calcext:value-type="float">
            <text:p>2,99999999999999</text:p>
          </table:table-cell>
          <table:table-cell office:value-type="float" office:value="45.1428571428569" calcext:value-type="float">
            <text:p>45,1428571428569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office:value-type="float" office:value="2.99999999999999" calcext:value-type="float">
            <text:p>2,99999999999999</text:p>
          </table:table-cell>
          <table:table-cell office:value-type="float" office:value="45.1428571428569" calcext:value-type="float">
            <text:p>45,1428571428569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office:value-type="float" office:value="2.99999999999999" calcext:value-type="float">
            <text:p>2,99999999999999</text:p>
          </table:table-cell>
          <table:table-cell office:value-type="float" office:value="45.1428571428569" calcext:value-type="float">
            <text:p>45,1428571428569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office:value-type="float" office:value="2.99999999999999" calcext:value-type="float">
            <text:p>2,99999999999999</text:p>
          </table:table-cell>
          <table:table-cell office:value-type="float" office:value="45.1428571428569" calcext:value-type="float">
            <text:p>45,1428571428569</text:p>
          </table:table-cell>
          <table:table-cell office:value-type="float" office:value="48.1428571428569" calcext:value-type="float">
            <text:p>48,1428571428569</text:p>
          </table:table-cell>
        </table:table-row>
        <table:table-row table:style-name="ro1">
          <table:table-cell office:value-type="float" office:value="3.00000000000006" calcext:value-type="float">
            <text:p>3,00000000000006</text:p>
          </table:table-cell>
          <table:table-cell office:value-type="float" office:value="45.1428571428587" calcext:value-type="float">
            <text:p>45,1428571428587</text:p>
          </table:table-cell>
          <table:table-cell office:value-type="float" office:value="48.1428571428588" calcext:value-type="float">
            <text:p>48,1428571428588</text:p>
          </table:table-cell>
        </table:table-row>
        <table:table-row table:style-name="ro1">
          <table:table-cell office:value-type="float" office:value="2.71428571428572" calcext:value-type="float">
            <text:p>2,71428571428572</text:p>
          </table:table-cell>
          <table:table-cell office:value-type="float" office:value="53.4285714285716" calcext:value-type="float">
            <text:p>53,4285714285716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office:value-type="float" office:value="2.71428571428572" calcext:value-type="float">
            <text:p>2,71428571428572</text:p>
          </table:table-cell>
          <table:table-cell office:value-type="float" office:value="53.4285714285716" calcext:value-type="float">
            <text:p>53,4285714285716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office:value-type="float" office:value="2.71428571428572" calcext:value-type="float">
            <text:p>2,71428571428572</text:p>
          </table:table-cell>
          <table:table-cell office:value-type="float" office:value="53.4285714285716" calcext:value-type="float">
            <text:p>53,4285714285716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office:value-type="float" office:value="2.71428571428572" calcext:value-type="float">
            <text:p>2,71428571428572</text:p>
          </table:table-cell>
          <table:table-cell office:value-type="float" office:value="53.4285714285716" calcext:value-type="float">
            <text:p>53,4285714285716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office:value-type="float" office:value="2.71428571428572" calcext:value-type="float">
            <text:p>2,71428571428572</text:p>
          </table:table-cell>
          <table:table-cell office:value-type="float" office:value="53.4285714285716" calcext:value-type="float">
            <text:p>53,4285714285716</text:p>
          </table:table-cell>
          <table:table-cell office:value-type="float" office:value="56.1428571428572" calcext:value-type="float">
            <text:p>56,1428571428572</text:p>
          </table:table-cell>
        </table:table-row>
        <table:table-row table:style-name="ro1">
          <table:table-cell office:value-type="float" office:value="2.71428571428572" calcext:value-type="float">
            <text:p>2,71428571428572</text:p>
          </table:table-cell>
          <table:table-cell office:value-type="float" office:value="53.4285714285716" calcext:value-type="float">
            <text:p>53,4285714285716</text:p>
          </table:table-cell>
          <table:table-cell office:value-type="float" office:value="56.1428571428572" calcext:value-type="float">
            <text:p>56,1428571428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16:10:36.922373717</dc:date>
    <meta:editing-duration>PT9M21S</meta:editing-duration>
    <meta:editing-cycles>1</meta:editing-cycles>
    <meta:generator>LibreOffice/7.3.7.2$Linux_X86_64 LibreOffice_project/30$Build-2</meta:generator>
    <meta:document-statistic meta:table-count="2" meta:cell-count="7104" meta:object-count="0"/>
  </office:meta>
</office:document-meta>
</file>